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004586" draw:marker-start="Arrow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8" style:family="graphic" style:parent-style-name="standard">
      <style:graphic-properties draw:stroke="dash" draw:stroke-dash="Fine_20_Dashed"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10" style:family="graphic" style:parent-style-name="objectwithoutfill">
      <style:graphic-properties svg:stroke-width="0.05cm" svg:stroke-color="#ff420e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ff420e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039cm" svg:height="1cm" svg:x="1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039cm" svg:height="1cm" svg:x="1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039cm" svg:height="1cm" svg:x="1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62cm" svg:y1="7.462cm" svg:x2="19.8cm" svg:y2="7.462cm">
          <text:p/>
        </draw:line>
        <draw:frame draw:style-name="gr3" draw:layer="layout" svg:width="0.815cm" svg:height="0.649cm" svg:x="7.64cm" svg:y="7.158cm">
          <draw:text-box>
            <text:p>r1</text:p>
          </draw:text-box>
        </draw:frame>
        <draw:line draw:style-name="gr4" draw:text-style-name="P1" draw:layer="layout" svg:x1="9.503cm" svg:y1="9.962cm" svg:x2="19cm" svg:y2="9.962cm">
          <text:p/>
        </draw:line>
        <draw:frame draw:style-name="gr3" draw:layer="layout" svg:width="0.794cm" svg:height="0.649cm" svg:x="8.814cm" svg:y="9.658cm">
          <draw:text-box>
            <text:p>t1</text:p>
          </draw:text-box>
        </draw:frame>
        <draw:line draw:style-name="gr5" draw:text-style-name="P1" draw:layer="layout" svg:x1="9.504cm" svg:y1="10.962cm" svg:x2="19.001cm" svg:y2="10.962cm">
          <text:p/>
        </draw:line>
        <draw:frame draw:style-name="gr3" draw:layer="layout" svg:width="0.891cm" svg:height="0.649cm" svg:x="8.64cm" svg:y="10.658cm">
          <draw:text-box>
            <text:p>p1</text:p>
          </draw:text-box>
        </draw:frame>
        <draw:line draw:style-name="gr4" draw:text-style-name="P1" draw:layer="layout" svg:x1="9.503cm" svg:y1="12.462cm" svg:x2="19cm" svg:y2="12.462cm">
          <text:p/>
        </draw:line>
        <draw:frame draw:style-name="gr3" draw:layer="layout" svg:width="0.794cm" svg:height="0.649cm" svg:x="8.813cm" svg:y="12.158cm">
          <draw:text-box>
            <text:p>t2</text:p>
          </draw:text-box>
        </draw:frame>
        <draw:line draw:style-name="gr6" draw:text-style-name="P1" draw:layer="layout" svg:x1="11cm" svg:y1="7.5cm" svg:x2="11cm" svg:y2="10cm">
          <text:p/>
        </draw:line>
        <draw:line draw:style-name="gr6" draw:text-style-name="P1" draw:layer="layout" svg:x1="11.001cm" svg:y1="9.962cm" svg:x2="11.001cm" svg:y2="10.962cm">
          <text:p/>
        </draw:line>
        <draw:frame draw:style-name="gr7" draw:layer="layout" svg:width="2.843cm" svg:height="1.059cm" svg:x="10.957cm" svg:y="8.041cm">
          <draw:text-box>
            <text:p>IntervalMapper</text:p>
          </draw:text-box>
        </draw:frame>
        <draw:custom-shape draw:style-name="gr8" draw:text-style-name="P1" draw:layer="layout" svg:width="0.5cm" svg:height="3.5cm" svg:x="10cm" svg:y="7.5cm">
          <text:p/>
          <draw:enhanced-geometry svg:viewBox="0 0 21600 21600" draw:glue-points="21600 0 0 10800 21600 21600" draw:text-areas="13800 ?f9 21600 ?f10" draw:type="left-brace" draw:modifiers="1800 8316.709511568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3.554cm" svg:height="1.445cm" svg:x="6.446cm" svg:y="8.1cm">
          <draw:text-box>
            <text:p text:style-name="P2">TranscriptMapper</text:p>
            <text:p text:style-name="P2">VariantMapper</text:p>
            <text:p text:style-name="P2">EasyVariantMapper</text:p>
          </draw:text-box>
        </draw:frame>
        <draw:connector draw:style-name="gr10" draw:text-style-name="P1" draw:layer="layout" draw:type="curve" draw:line-skew="0.251cm" svg:x1="15cm" svg:y1="10cm" svg:x2="15cm" svg:y2="7.5cm" draw:start-shape="id1" draw:start-glue-point="6" draw:end-shape="id2" draw:end-glue-point="6" svg:d="M15000 10000c-375 0-375-2500 0-2500" svg:viewBox="0 0 282 2501">
          <text:p/>
        </draw:connector>
        <draw:connector draw:style-name="gr10" draw:text-style-name="P1" draw:layer="layout" draw:type="curve" draw:line-skew="-0.253cm" svg:x1="15.039cm" svg:y1="7.5cm" svg:x2="15.039cm" svg:y2="12.5cm" draw:start-shape="id2" draw:start-glue-point="10" draw:end-shape="id3" draw:end-glue-point="10" svg:d="M15039 7500c370 0 370 5000 0 5000" svg:viewBox="0 0 279 5001">
          <text:p/>
        </draw:connector>
        <draw:custom-shape draw:style-name="gr11" draw:text-style-name="P1" draw:layer="layout" svg:width="0.5cm" svg:height="5cm" svg:x="16cm" svg:y="7.5cm">
          <text:p/>
          <draw:enhanced-geometry svg:viewBox="0 0 21600 21600" draw:glue-points="0 0 0 21600 21600 10800" draw:text-areas="0 ?f9 7800 ?f10" draw:type="right-brace" draw:modifiers="1800 6003.599280143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2cm" svg:height="0.649cm" svg:x="16.5cm" svg:y="8.541cm">
          <draw:text-box>
            <text:p>Proj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4-07-20T18:55:08.212781872</meta:creation-date>
    <meta:generator>LibreOffice/4.2.5.2$Linux_X86_64 LibreOffice_project/420m0$Build-2</meta:generator>
    <dc:date>2014-07-20T21:41:34.031916324</dc:date>
    <dc:creator>Reece Hart</dc:creator>
    <meta:editing-duration>PT39S</meta:editing-duration>
    <meta:editing-cycles>3</meta:editing-cycles>
    <meta:document-statistic meta:object-count="20"/>
  </office:meta>
</office:document-meta>
</file>